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number-columns-repeated="5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number-columns-repeated="4"/>
          <table:table-cell>
            <draw:frame table:end-cell-address="Sheet1.N32" table:end-x="0.3122in" table:end-y="0.0724in" draw:z-index="1" draw:style-name="gr1" svg:width="4in" svg:height="2.75in" svg:x="0.7571in" svg:y="0.1673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>
            <draw:frame table:end-cell-address="Sheet1.I32" table:end-x="0.6854in" table:end-y="0.1039in" draw:z-index="0" draw:style-name="gr1" svg:width="4in" svg:height="2.75in" svg:x="0.2417in" svg:y="0.0209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number-columns-repeated="5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5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8:Sheet1.B118 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5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1">02/21/2009</text:date>, <text:time>23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2-21T23:39:43.94</dc:date>
    <dc:creator>Clemens Lode</dc:creator>
    <meta:editing-duration>PT20H04M58S</meta:editing-duration>
    <meta:editing-cycles>4</meta:editing-cycles>
    <meta:generator>OpenOffice.org/3.0$Win32 OpenOffice.org_project/300m9$Build-9358</meta:generator>
    <meta:document-statistic meta:table-count="3" meta:cell-count="311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36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6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3cm" svg:y="6.313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6cm" svg:y="4.37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3cm" svg:y="6.313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6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39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05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35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5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35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5cm" svg:y="4.964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8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5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11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4cm" svg:y="3.71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